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252525" style:font-name="sans-serif" fo:font-size="8pt" fo:language="en" fo:country="US" fo:font-style="italic" style:font-size-asian="8pt" style:language-asian="fr" style:country-asian="FR" style:font-style-asian="italic" style:font-size-complex="8pt" style:language-complex="ar" style:country-complex="SA" style:font-style-complex="italic"/>
    </style:style>
    <style:style style:name="P3" style:family="paragraph" style:parent-style-name="Standard">
      <style:text-properties fo:color="#252525" style:font-name="sans-serif" fo:font-size="10pt" fo:language="en" fo:country="US" fo:font-style="italic" style:font-size-asian="10pt" style:language-asian="fr" style:country-asian="FR" style:font-style-asian="italic" style:font-size-complex="10pt" style:language-complex="ar" style:country-complex="SA" style:font-style-complex="italic"/>
    </style:style>
    <style:style style:name="P4" style:family="paragraph" style:parent-style-name="Standard" style:master-page-name="MP0">
      <style:paragraph-properties style:page-number="auto" fo:break-before="page"/>
      <style:text-properties fo:color="#800000" fo:font-size="13pt" fo:language="en" fo:country="US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language="en" fo:country="US" officeooo:paragraph-rsid="001326a3"/>
    </style:style>
    <style:style style:name="T1" style:family="text">
      <style:text-properties fo:color="#252525" style:font-name="sans-serif" fo:font-size="10pt" fo:language="en" fo:country="US" style:font-size-asian="10pt" style:language-asian="fr" style:country-asian="FR" style:font-size-complex="10pt" style:language-complex="ar" style:country-complex="SA"/>
    </style:style>
    <style:style style:name="T2" style:family="text">
      <style:text-properties fo:color="#252525" style:font-name="sans-serif" fo:font-size="8pt" fo:language="en" fo:country="US" fo:font-style="italic" style:font-size-asian="8pt" style:language-asian="fr" style:country-asian="FR" style:font-style-asian="italic" style:font-size-complex="8pt" style:language-complex="ar" style:country-complex="SA" style:font-style-complex="italic"/>
    </style:style>
    <style:style style:name="T3" style:family="text">
      <style:text-properties fo:color="#252525" fo:language="en" fo:country="US" style:language-asian="fr" style:country-asian="FR" style:language-complex="ar" style:country-complex="SA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inal questionnaire</text:p>
      <text:p text:style-name="P1"/>
      <text:p text:style-name="P1">Questions related to the comprehension of the dialogue.</text:p>
      <text:p text:style-name="P1"/>
      <text:p text:style-name="P5">1. Speaker A takes into account <text:s/>the preferences of the other speaker in choosing a restaurant.</text:p>
      <text:p text:style-name="P1"/>
      <text:p text:style-name="P2">Strongly disagree <text:tab/>Disagree <text:s text:c="5"/>Neither agree nor disagree<text:tab/> Agree<text:tab/> <text:s text:c="4"/>Strongly agree</text:p>
      <text:p text:style-name="P1"/>
      <text:p text:style-name="P1">2. Speaker A only considers his own preferences in choosing a restaurant.</text:p>
      <text:p text:style-name="P1"/>
      <text:p text:style-name="P2">Strongly disagree <text:tab/>Disagree <text:s text:c="5"/>Neither agree nor disagree<text:tab/> Agree<text:tab/> <text:s text:c="4"/>Strongly agree</text:p>
      <text:p text:style-name="P1"/>
      <text:p text:style-name="Standard"><text:span text:style-name="Police_20_par_20_défaut"><text:span text:style-name="T1">3. </text:span></text:span><text:span text:style-name="Police_20_par_20_défaut"><text:span text:style-name="T3">Speaker B takes the preferences of the other speaker into account in choosing a restaurant.</text:span></text:span></text:p>
      <text:p text:style-name="P1"/>
      <text:p text:style-name="P2">Strongly disagree <text:tab/>Disagree <text:s text:c="5"/>Neither agree nor disagree<text:tab/> Agree<text:tab/> <text:s text:c="4"/>Strongly agree</text:p>
      <text:p text:style-name="P1"/>
      <text:p text:style-name="P1">4. Speaker B only considers his own preferences in choosing a restaurant.</text:p>
      <text:p text:style-name="P3"/>
      <text:p text:style-name="Standard"><text:span text:style-name="Police_20_par_20_défaut"><text:span text:style-name="T2">Strongly disagree <text:tab/>Disagree <text:s text:c="5"/>Neither agree nor disagree<text:tab/> Agree<text:tab/> <text:s text:c="4"/>Strongly agree</text:span></text:span><text:span text:style-name="Police_20_par_20_défaut"><text:span text:style-name="T4"><text:line-break/></text:span></text:span></text:p>
      <text:p text:style-name="P1">5. Speaker A is demanding concerning the choice of the restaurant.<text:bookmark text:name="__DdeLink__1368_334256028"/></text:p>
      <text:p text:style-name="P1"/>
      <text:p text:style-name="P2">Strongly disagree <text:tab/>Disagree <text:s text:c="5"/>Neither agree nor disagree<text:tab/> Agree<text:tab/> <text:s text:c="4"/>Strongly agree</text:p>
      <text:p text:style-name="P1"/>
      <text:p text:style-name="P1">6. Speaker A is flexible in his choice of the restaurant.</text:p>
      <text:p text:style-name="P1"/>
      <text:p text:style-name="P2">Strongly disagree <text:tab/>Disagree <text:s text:c="5"/>Neither agree nor disagree<text:tab/> Agree<text:tab/> <text:s text:c="4"/>Strongly agree</text:p>
      <text:p text:style-name="P2"/>
      <text:p text:style-name="P1">7. Speaker B is demanding concerning the choice of the restaurant.<text:bookmark text:name="__DdeLink__1368_3342560281"/></text:p>
      <text:p text:style-name="P1"/>
      <text:p text:style-name="P2">Strongly disagree <text:tab/>Disagree <text:s text:c="5"/>Neither agree nor disagree<text:tab/> Agree<text:tab/> <text:s text:c="4"/>Strongly agree</text:p>
      <text:p text:style-name="P3"/>
      <text:p text:style-name="P1">8. Speaker B is flexible in his choice of the restaurant.</text:p>
      <text:p text:style-name="P1"/>
      <text:p text:style-name="Standard"><text:span text:style-name="Police_20_par_20_défaut"><text:span text:style-name="T2">Strongly disagree <text:tab/>Disagree <text:s text:c="5"/>Neither agree nor disagree<text:tab/> Agree<text:tab/> <text:s text:c="4"/>Strongly agree</text:span></text:span></text:p>
      <text:p text:style-name="P1"/>
      <text:p text:style-name="P1">9. Speaker A <text:s/>leads the dialogue.</text:p>
      <text:p text:style-name="P1"/>
      <text:p text:style-name="P2">Strongly disagree <text:tab/>Disagree <text:s text:c="5"/>Neither agree nor disagree<text:tab/> Agree<text:tab/> <text:s text:c="4"/>Strongly agree</text:p>
      <text:p text:style-name="P3"/>
      <text:p text:style-name="P1">10. Speaker A <text:s/>is being guided by the other speaker during the dialogue.</text:p>
      <text:p text:style-name="P1"/>
      <text:p text:style-name="P2">Strongly disagree <text:tab/>Disagree <text:s text:c="5"/>Neither agree nor disagree<text:tab/> Agree<text:tab/> <text:s text:c="4"/>Strongly agree</text:p>
      <text:p text:style-name="P1"/>
      <text:p text:style-name="P1">11. Speaker B leads the dialogue.</text:p>
      <text:p text:style-name="P1"/>
      <text:p text:style-name="P2">Strongly disagree <text:tab/>Disagree <text:s text:c="5"/>Neither agree nor disagree<text:tab/> Agree<text:tab/> <text:s text:c="4"/>Strongly agree</text:p>
      <text:p text:style-name="P3"/>
      <text:p text:style-name="P3"/>
      <text:p text:style-name="P1">12. Speaker B is being guided by the other speaker during the dialogue.</text:p>
      <text:p text:style-name="Standard"><text:span text:style-name="Police_20_par_20_défaut"><text:span text:style-name="T2">Strongly disagree <text:tab/>Disagree <text:s text:c="5"/>Neither agree nor disagree<text:tab/> Agree<text:tab/> <text:s text:c="4"/>Strongly agre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Lydia</meta:initial-creator>
    <meta:creation-date>2016-07-04T11:46:00Z</meta:creation-date>
    <dc:date>2016-10-10T11:18:41.494297071</dc:date>
    <meta:editing-cycles>2</meta:editing-cycles>
    <meta:editing-duration>PT4H31M46S</meta:editing-duration>
    <meta:document-statistic meta:table-count="0" meta:image-count="0" meta:object-count="0" meta:page-count="1" meta:paragraph-count="26" meta:word-count="268" meta:character-count="1897" meta:non-whitespace-character-count="1507"/>
    <meta:template xlink:type="simple" xlink:actuate="onRequest" xlink:title="" xlink:href="Normal.dotm"/>
  </office:meta>
</office:document-meta>
</file>